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fo:margin-bottom="10.00pt"/>
    </style:style>
    <style:style style:name="P18" style:family="paragraph">
      <style:paragraph-properties fo:line-height="100.00%" fo:text-align="left" fo:margin-bottom="10.00pt"/>
    </style:style>
    <style:style style:name="P19" style:family="paragraph">
      <style:paragraph-properties fo:line-height="100.00%" fo:text-align="left" fo:margin-left="36.00pt" fo:text-indent="0.00pt" fo:margin-bottom="10.00pt"/>
    </style:style>
    <style:style style:name="P20" style:family="paragraph">
      <style:paragraph-properties fo:line-height="100.00%" fo:text-align="left" fo:margin-bottom="10.00pt"/>
    </style:style>
    <style:style style:name="P21" style:family="paragraph">
      <style:paragraph-properties fo:line-height="115.00%" fo:text-align="left" fo:margin-bottom="10.00pt"/>
    </style:style>
  </office:automatic-styles>
  <office:body>
    <office:text>
      <text:p text:style-name="P1"><text:span text:style-name="T1">SMART POINTERS</text:span></text:p>
      <text:p text:style-name="P2"><text:span text:style-name="T2"/></text:p>
      <text:p text:style-name="P2"><text:span text:style-name="T3">POINTERS</text:span><text:span text:style-name="T4"/></text:p>
      <text:p text:style-name="P2"><text:span text:style-name="T4">Pointers in C++ are extremely powerful, and extremely dangerous; the latter mostly because their management is completely left up to the user.</text:span></text:p>
      <text:p text:style-name="P2"><text:span text:style-name="T4">Every dynamically allocated object must be followed by a manual deallocation otherwise we will have memory leaks, not only that but if it is a dynamically allocated array, we also need to call a different delete operator, meaning that we need to remember what we allocated and call the right allocator accordingly (using the wrong operator results in undefined behaviour). </text:span></text:p>
      <text:p text:style-name="P2"><text:span text:style-name="T4">Another major issue is ownership, e.g. a third-party function returns a pointer, is it dynamically allocated? If so, who is responsible for it's cleanup?</text:span></text:p>
      <text:p text:style-name="P2"><text:span text:style-name="T4"/></text:p>
      <text:p text:style-name="P2"><text:span text:style-name="T5">CONCEPT</text:span><text:span text:style-name="T6"/></text:p>
      <text:p text:style-name="P2"><text:span text:style-name="T6">Smart pointers were created to fix the previously mentioned issues by providing<text:s/></text:span><text:span text:style-name="T7">automatic memory management</text:span><text:span text:style-name="T8">: when a smart pointer is no longer in use (when it goes out of scope), the memory it points to is deallocated automatically. Traditional pointers are now also known as<text:s/></text:span><text:span text:style-name="T9">raw pointers</text:span><text:span text:style-name="T10">.</text:span></text:p>
      <text:p text:style-name="P2"><text:span text:style-name="T10">Smart pointers are actually just wrappers of raw pointers with overloaded -&gt; and * operators. This means that raw pointers and smart pointers have the same syntax. As mentioned above, when a smart pointer goes out of scope, it's destructor is triggered and the memory cleanup is performed, this is called<text:s/></text:span><text:span text:style-name="T11">Resource Acquisition Is Initialization (RAII)</text:span><text:span text:style-name="T12">: a class wrapped around a dynamic resource that gets properly deleted in its destructor. Not only that but if a smart pointer is returned from a third-party function we can deduce it's type, what we can do with it and how the data lifetime is managed. </text:span></text:p>
      <text:p text:style-name="P2"><text:span text:style-name="T12"/></text:p>
      <text:p text:style-name="P2"><text:span text:style-name="T13">TYPES OF SMART POINTERS</text:span></text:p>
      <text:list text:style-name="L3">
        <text:list-item>
          <text:p text:style-name="P3"><text:span text:style-name="T13">std::unique_ptr</text:span><text:span text:style-name="T14">: a smart pointer that owns a dynamically allocated resource.</text:span></text:p>
        </text:list-item>
        <text:list-item>
          <text:p text:style-name="P3"><text:span text:style-name="T15">std::shared_ptr</text:span><text:span text:style-name="T16">: a smart pointer that owns a shared dynamically allocated resource. Several std::shared_ptr may own the same resource and an internal counter keeps track of them.</text:span></text:p>
        </text:list-item>
        <text:list-item>
          <text:p text:style-name="P3"><text:span text:style-name="T17">std::weak_ptr</text:span><text:span text:style-name="T18">: like a std::shared_ptr but it doesn't increment the counter.</text:span></text:p>
        </text:list-item>
        <text:list-item>
          <text:p text:style-name="P3"><text:span text:style-name="T19">std::auto_ptr</text:span><text:span text:style-name="T20">: now deprecated.</text:span></text:p>
        </text:list-item>
      </text:list>
      <text:p text:style-name="P4"><text:span text:style-name="T21"/></text:p>
      <text:p text:style-name="P4"><text:span text:style-name="T21">STD::UNIQUE_PTR</text:span><text:span text:style-name="T22"/></text:p>
      <text:p text:style-name="P4"><text:span text:style-name="T22">A std::unique_ptr owns the object is points to and no other smart pointers can point to it. When the std::unique_ptr goes out of scope, the object is deleted. This is useful when working with a temporary, dynamically-allocated resource that can get destroyed once out of scope. </text:span></text:p>
      <text:p text:style-name="P4"><text:span text:style-name="T23"/></text:p>
      <text:p text:style-name="P4"><text:span text:style-name="T23">Construction:</text:span></text:p>
      <text:p text:style-name="P5"><draw:frame text:anchor-type="as-char" svg:width="82.13mm" svg:height="13.12mm" style:rel-width="scale" style:rel-height="scale"><draw:object-ole xlink:href="OleObj1"/><draw:image xlink:href="ObjectReplacements/OleObj1"/></draw:frame><text:span text:style-name="T24"/></text:p>
      <text:p text:style-name="P5"><text:span text:style-name="T24">However, the better is using std::make_unique, I will go into detail at the end of the paper:</text:span></text:p>
      <text:p text:style-name="P5"><draw:frame text:anchor-type="as-char" svg:width="107.32mm" svg:height="12.49mm" style:rel-width="scale" style:rel-height="scale"><draw:object-ole xlink:href="OleObj2"/><draw:image xlink:href="ObjectReplacements/OleObj2"/></draw:frame><text:span text:style-name="T24"/></text:p>
      <text:p text:style-name="P6"><text:span text:style-name="T24"/></text:p>
      <text:p text:style-name="P7"><text:span text:style-name="T25">Use:</text:span><text:span text:style-name="T26"/></text:p>
      <text:p text:style-name="P7"><text:span text:style-name="T26">The main feature of this smart pointer is to vanish when no longer in use:</text:span></text:p>
      <text:p text:style-name="P8"><draw:frame text:anchor-type="as-char" svg:width="112.18mm" svg:height="16.72mm" style:rel-width="scale" style:rel-height="scale"><draw:object-ole xlink:href="OleObj3"/><draw:image xlink:href="ObjectReplacements/OleObj3"/></draw:frame><text:span text:style-name="T26"/></text:p>
      <text:p text:style-name="P8"><text:span text:style-name="T26">std::unique_ptr does not other ptrs to allow other references to point at its dynamic data:</text:span></text:p>
      <text:p text:style-name="P8"><draw:frame text:anchor-type="as-char" svg:width="61.38mm" svg:height="16.93mm" style:rel-width="scale" style:rel-height="scale"><draw:object-ole xlink:href="OleObj4"/><draw:image xlink:href="ObjectReplacements/OleObj4"/></draw:frame><text:span text:style-name="T26"/></text:p>
      <text:p text:style-name="P8"><draw:frame text:anchor-type="as-char" svg:width="103.51mm" svg:height="15.88mm" style:rel-width="scale" style:rel-height="scale"><draw:object-ole xlink:href="OleObj5"/><draw:image xlink:href="ObjectReplacements/OleObj5"/></draw:frame><text:span text:style-name="T26"/></text:p>
      <text:p text:style-name="P9"><text:span text:style-name="T26">There can only be at most one std::unique_ptr pointing at any one resource. This prevents the pointer from being incorrectly deleted multiple times. This happens because a std::unique_ptr has no copy constructor.</text:span></text:p>
      <text:p text:style-name="P9"><text:span text:style-name="T26"/></text:p>
      <text:p text:style-name="P9"><text:span text:style-name="T27">STD::SHARED_PTR</text:span><text:span text:style-name="T28"/></text:p>
      <text:p text:style-name="P9"><text:span text:style-name="T28">A std::shared_ptr owns the object is points to but unlike std::unique_ptr, it allows for multiple references. A special internal counter is decreased each time a std::shared_ptr pointing to the same resource goes out of the scope, this is called<text:s/></text:span><text:span text:style-name="T29">reference counting</text:span><text:span text:style-name="T30">. When the last one is destroyed the counter goes to zero and the data will be deallocated. This type of pointer is especially useful when you want to share your dynamically-allocated data around, the same way you would do with raw pointers or references.</text:span></text:p>
      <text:p text:style-name="P9"><text:span text:style-name="T30"/></text:p>
      <text:p text:style-name="P9"><text:span text:style-name="T31">Construction:</text:span></text:p>
      <text:p text:style-name="P10"><draw:frame text:anchor-type="as-char" svg:width="82.34mm" svg:height="12.91mm" style:rel-width="scale" style:rel-height="scale"><draw:object-ole xlink:href="OleObj6"/><draw:image xlink:href="ObjectReplacements/OleObj6"/></draw:frame><text:span text:style-name="T32"/></text:p>
      <text:p text:style-name="P10"><text:span text:style-name="T32">However, just like with the std::unique_ptr, the std::make_shared helper method is the better option: </text:span></text:p>
      <text:p text:style-name="P10"><draw:frame text:anchor-type="as-char" svg:width="109.01mm" svg:height="9.74mm" style:rel-width="scale" style:rel-height="scale"><draw:object-ole xlink:href="OleObj7"/><draw:image xlink:href="ObjectReplacements/OleObj7"/></draw:frame><text:span text:style-name="T32"/></text:p>
      <text:p text:style-name="P11"><text:span text:style-name="T32"/></text:p>
      <text:p text:style-name="P11"><text:span text:style-name="T33">Issues With Arrays:</text:span><text:span text:style-name="T34"/></text:p>
      <text:p text:style-name="P11"><text:span text:style-name="T34">Prior to C++17 this smart pointer always called delete by default (and not delete[]) on its resource (this could be worked around with a custom deleter, one of the many constructors takes a lambda as a second parameter where we can manually delete the object it owns, however, this could not be done using std::make_shared).</text:span></text:p>
      <text:p text:style-name="P11"><text:span text:style-name="T34"/></text:p>
      <text:p text:style-name="P11"><text:span text:style-name="T35">Use:</text:span><text:span text:style-name="T36"/></text:p>
      <text:p text:style-name="P11"><text:span text:style-name="T36">The main feature of std::shared_ptr is the ability to track how many pointers refer to the same resource. We can get this information using the use_count() method.</text:span></text:p>
      <text:p text:style-name="P12"><draw:frame text:anchor-type="as-char" svg:width="132.29mm" svg:height="37.89mm" style:rel-width="scale" style:rel-height="scale"><draw:object-ole xlink:href="OleObj8"/><draw:image xlink:href="ObjectReplacements/OleObj8"/></draw:frame><text:span text:style-name="T36"/></text:p>
      <text:p text:style-name="P13"><text:span text:style-name="T36"/></text:p>
      <text:p text:style-name="P13"><text:span text:style-name="T37">Circular References:</text:span></text:p>
      <text:p text:style-name="P14"><draw:frame text:anchor-type="as-char" svg:width="113.45mm" svg:height="58.21mm" style:rel-width="scale" style:rel-height="scale"><draw:object-ole xlink:href="OleObj9"/><draw:image xlink:href="ObjectReplacements/OleObj9"/></draw:frame><text:span text:style-name="T38"/></text:p>
      <text:p text:style-name="P15"><text:span text:style-name="T38">Unknowingly we have created a circular reference here. When player0 and player1 go out of scope, neither of the destructors will be called, creating a memory leak. When player0 goes out of scope, it won't be destroyed because player1-&gt;m_companion still contains a reference to it it, the same goes for player1 with player0-&gt;m_companion. Our next type of pointer will help us fix this issue.</text:span></text:p>
      <text:p text:style-name="P15"><text:span text:style-name="T38"/></text:p>
      <text:p text:style-name="P15"><text:span text:style-name="T39">STD::WEAK_PTR</text:span></text:p>
      <text:p text:style-name="P15"><text:span text:style-name="T40">A std::weak_ptr is a std::shared_ptr that doesn't increase the reference count, it holds a<text:s/></text:span><text:span text:style-name="T41">non-owning reference</text:span><text:span text:style-name="T42">, or a weak reference to an object that is managed by another std::shared_ptr.</text:span></text:p>
      <text:p text:style-name="P15"><text:span text:style-name="T42"/></text:p>
      <text:p text:style-name="P15"><text:span text:style-name="T43">Construction:</text:span><text:span text:style-name="T44"/></text:p>
      <text:p text:style-name="P15"><text:span text:style-name="T44">A std::weak_ptr can only be created out of a std::shared_ptr or another std::weak_ptr:</text:span></text:p>
      <text:p text:style-name="P16"><draw:frame text:anchor-type="as-char" svg:width="103.29mm" svg:height="13.12mm" style:rel-width="scale" style:rel-height="scale"><draw:object-ole xlink:href="OleObj10"/><draw:image xlink:href="ObjectReplacements/OleObj10"/></draw:frame><text:span text:style-name="T44"/></text:p>
      <text:p text:style-name="P16"><text:span text:style-name="T44"/></text:p>
      <text:p text:style-name="P16"><text:span text:style-name="T45">Use:</text:span></text:p>
      <text:p text:style-name="P16"><text:span text:style-name="T46">A std::weak_ptr is an inspector on the std::shared_ptr it depends on. If we want to actually work with the object is points to, we have to convert it to an std::shared_ptr with the lock() method:</text:span></text:p>
      <text:p text:style-name="P16"><draw:frame text:anchor-type="as-char" svg:width="105.62mm" svg:height="13.12mm" style:rel-width="scale" style:rel-height="scale"><draw:object-ole xlink:href="OleObj11"/><draw:image xlink:href="ObjectReplacements/OleObj11"/></draw:frame><text:span text:style-name="T46"/></text:p>
      <text:p text:style-name="P16"><text:span text:style-name="T46">Similarly to raw pointers, if the data the std::shared_ptr references is deleted, then an std::weak_ptr referencing it will become nullptr.</text:span></text:p>
      <text:p text:style-name="P16"><text:span text:style-name="T46"/></text:p>
      <text:p text:style-name="P16"><text:span text:style-name="T47">Problem Solver:</text:span></text:p>
      <text:p text:style-name="P16"><text:span text:style-name="T48">A std::weak_ptr creates the problem of<text:s/></text:span><text:span text:style-name="T49">dangling pointers</text:span><text:span text:style-name="T50">, pointers that point to already deleted data. Luckily for us, std::weak_ptr contains the expired() method that checks whether the referenced object was already deleted, something that a raw pointer cannot do. </text:span></text:p>
      <text:p text:style-name="P16"><text:span text:style-name="T50">std::weak_ptr's can also be used to avoid the issue with circular references. If we changed our Player class to the following: </text:span></text:p>
      <text:p text:style-name="P16"><draw:frame text:anchor-type="as-char" svg:width="66.89mm" svg:height="21.59mm" style:rel-width="scale" style:rel-height="scale"><draw:object-ole xlink:href="OleObj12"/><draw:image xlink:href="ObjectReplacements/OleObj12"/></draw:frame><text:span text:style-name="T50"/></text:p>
      <text:p text:style-name="P16"><text:span text:style-name="T50">Our m_companion pointer would no longer have ownership over the companion, meaning that when our players went out of scope, they would successfully be deleted.</text:span></text:p>
      <text:p text:style-name="P16"><text:span text:style-name="T50"/></text:p>
      <text:p text:style-name="P16"><text:span text:style-name="T51">CONCLUSION</text:span><text:span text:style-name="T52"/></text:p>
      <text:p text:style-name="P16"><text:span text:style-name="T53">Performance:</text:span></text:p>
      <text:p text:style-name="P16"><text:span text:style-name="T54">The performance of smart pointers are similar to that of raw pointers (except for std::shared_ptr which has internal reference counting causing a minimal penalty to using them). </text:span></text:p>
      <text:p text:style-name="P16"><text:span text:style-name="T54"/></text:p>
      <text:p text:style-name="P16"><text:span text:style-name="T55">std::make_unique &amp; std::make_shared:</text:span><text:span text:style-name="T56"/></text:p>
      <text:p text:style-name="P16"><text:span text:style-name="T56">These methods provide us two advantages:</text:span></text:p>
      <text:list text:style-name="L17">
        <text:list-item>
          <text:p text:style-name="P17"><text:span text:style-name="T56">We no longer have to use new to create the pointer using new.</text:span></text:p>
        </text:list-item>
        <text:list-item>
          <text:p text:style-name="P17"><text:span text:style-name="T56">Exception safe code, consider the following:</text:span></text:p>
        </text:list-item>
      </text:list>
      <text:p text:style-name="P18"><text:span text:style-name="T56"><text:tab/></text:span><draw:frame text:anchor-type="as-char" svg:width="84.46mm" svg:height="17.99mm" style:rel-width="scale" style:rel-height="scale"><draw:object-ole xlink:href="OleObj13"/><draw:image xlink:href="ObjectReplacements/OleObj13"/></draw:frame><text:span text:style-name="T56"/></text:p>
      <text:p text:style-name="P18"><text:span text:style-name="T56"><text:tab/></text:span><draw:frame text:anchor-type="as-char" svg:width="108.16mm" svg:height="6.35mm" style:rel-width="scale" style:rel-height="scale"><draw:object-ole xlink:href="OleObj14"/><draw:image xlink:href="ObjectReplacements/OleObj14"/></draw:frame><text:span text:style-name="T56"/></text:p>
      <text:p text:style-name="P18"><text:span text:style-name="T56"><text:tab/>Suppose that new A() succeeds but new B() throws an exception, we catch it to resume<text:tab/>the normal execution of our program; however the C++ standard does not require that <text:tab/>object A gets destroyed, meaning that we get memory leaks. By wrapping A and B into <text:tab/>std::make_unique you assure the destruction of both objects:</text:span></text:p>
      <text:p text:style-name="P18"><text:span text:style-name="T56"><text:tab/></text:span><draw:frame text:anchor-type="as-char" svg:width="87.00mm" svg:height="5.29mm" style:rel-width="scale" style:rel-height="scale"><draw:object-ole xlink:href="OleObj15"/><draw:image xlink:href="ObjectReplacements/OleObj15"/></draw:frame><text:span text:style-name="T56"/></text:p>
      <text:p text:style-name="P19"><text:span text:style-name="T56">std::make_unique&lt;A&gt; and std::make_unique&lt;B&gt; are now temporary objects and their cleanup is correctly specified in the C++ standard (their destructors will be triggered and memory freed).</text:span></text:p>
      <text:p text:style-name="P20"><text:span text:style-name="T56"/></text:p>
      <text:p text:style-name="P21"><text:span text:style-name="T56"/></text:p>
      <text:p text:style-name="P21"><text:span text:style-name="T56"/></text:p>
      <text:p text:style-name="P21"><text:span text:style-name="T56"/></text:p>
      <text:p text:style-name="P21"><text:span text:style-name="T5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